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Text_20_body" style:list-style-name="L3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  <style:paragraph-properties fo:margin-top="0in" fo:margin-bottom="0in"/>
    </style:style>
    <style:style style:name="P17" style:family="paragraph" style:parent-style-name="Text_20_body" style:list-style-name="L8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писок вопросов для проверки на знания, и умения использовать, по категориям</text:p>
      <text:p text:style-name="Standard">ChatGPT</text:p>
      <text:p text:style-name="P1">ChatGPT</text:p>
      <text:p text:style-name="Text_20_body">Вот список вопросов для проверки знаний и умений использования WordPress, разбитый по категориям:</text:p>
      <text:h text:style-name="Heading_20_3" text:outline-level="3">Основы WordPress:</text:h>
      <text:list xml:id="list8767223110149268495" text:style-name="L1">
        <text:list-item>
          <text:p text:style-name="P10">Какая система управления контентом (CMS) используется в WordPress?</text:p>
        </text:list-item>
        <text:list-item>
          <text:p text:style-name="P10">Как установить WordPress на веб-хостинг?</text:p>
        </text:list-item>
        <text:list-item>
          <text:p text:style-name="P10">Как получить доступ к административной панели WordPress?</text:p>
        </text:list-item>
        <text:list-item>
          <text:p text:style-name="P10">Как создать новую страницу в WordPress?</text:p>
        </text:list-item>
        <text:list-item>
          <text:p text:style-name="P2">Как опубликовать новый пост на блоге в WordPress?</text:p>
        </text:list-item>
      </text:list>
      <text:h text:style-name="Heading_20_3" text:outline-level="3">Темы (Themes):</text:h>
      <text:list xml:id="list8047630515123251657" text:style-name="L2">
        <text:list-item>
          <text:p text:style-name="P11">Как выбрать и установить тему в WordPress?</text:p>
        </text:list-item>
        <text:list-item>
          <text:p text:style-name="P11">Как настроить основные параметры темы в WordPress?</text:p>
        </text:list-item>
        <text:list-item>
          <text:p text:style-name="P11">Что такое дочерняя тема (Child Theme) и как ее создать?</text:p>
        </text:list-item>
        <text:list-item>
          <text:p text:style-name="P11">Как изменить внешний вид темы с помощью пользовательского CSS?</text:p>
        </text:list-item>
        <text:list-item>
          <text:p text:style-name="P3">Как добавить логотип на сайт с помощью темы WordPress?</text:p>
        </text:list-item>
      </text:list>
      <text:h text:style-name="Heading_20_3" text:outline-level="3">Плагины (Plugins):</text:h>
      <text:list xml:id="list1966683522198200776" text:style-name="L3">
        <text:list-item>
          <text:p text:style-name="P12">Как установить новый плагин в WordPress?</text:p>
        </text:list-item>
        <text:list-item>
          <text:p text:style-name="P12">Как активировать и настроить плагин в WordPress?</text:p>
        </text:list-item>
        <text:list-item>
          <text:p text:style-name="P12">Что такое плагин активации (Activation Hook) и плагин деактивации (Deactivation Hook)?</text:p>
        </text:list-item>
        <text:list-item>
          <text:p text:style-name="P12">Как удалить плагин из WordPress?</text:p>
        </text:list-item>
        <text:list-item>
          <text:p text:style-name="P4">Какие плагины рекомендуется использовать для обеспечения безопасности WordPress?</text:p>
        </text:list-item>
      </text:list>
      <text:h text:style-name="Heading_20_3" text:outline-level="3">Контент:</text:h>
      <text:list xml:id="list3158698787385373499" text:style-name="L4">
        <text:list-item>
          <text:p text:style-name="P13">Как добавить изображение в пост или страницу WordPress?</text:p>
        </text:list-item>
        <text:list-item>
          <text:p text:style-name="P13">Как создать категорию и метку для поста в WordPress?</text:p>
        </text:list-item>
        <text:list-item>
          <text:p text:style-name="P13">Как создать пользовательский тип записи (Custom Post Type) в WordPress?</text:p>
        </text:list-item>
        <text:list-item>
          <text:p text:style-name="P13">Как настроить страницу "О нас" (About Us) на сайте WordPress?</text:p>
        </text:list-item>
        <text:list-item>
          <text:p text:style-name="P5">Как создать и настроить контактную форму на сайте WordPress?</text:p>
        </text:list-item>
      </text:list>
      <text:h text:style-name="Heading_20_3" text:outline-level="3">SEO (Search Engine Optimization):</text:h>
      <text:list xml:id="list4498570478138316481" text:style-name="L5">
        <text:list-item>
          <text:p text:style-name="P14">Как установить и настроить плагин SEO в WordPress?</text:p>
        </text:list-item>
        <text:list-item>
          <text:p text:style-name="P14">Как добавить метатеги title и description для страницы в WordPress?</text:p>
        </text:list-item>
        <text:list-item>
          <text:p text:style-name="P14">Как оптимизировать изображения для поисковых систем в WordPress?</text:p>
        </text:list-item>
        <text:list-item>
          <text:p text:style-name="P14">Как создать и отправить карту сайта (sitemap) в Google Search Console из WordPress?</text:p>
        </text:list-item>
        <text:list-item>
          <text:p text:style-name="P6">Какие другие методы оптимизации SEO можно использовать в WordPress?</text:p>
        </text:list-item>
      </text:list>
      <text:h text:style-name="Heading_20_3" text:outline-level="3">Безопасность:</text:h>
      <text:list xml:id="list155984124366384602" text:style-name="L6">
        <text:list-item>
          <text:p text:style-name="P15">Какие меры безопасности можно принять для защиты сайта WordPress?</text:p>
        </text:list-item>
        <text:list-item>
          <text:p text:style-name="P15">Как настроить автоматические обновления WordPress для повышения безопасности?</text:p>
        </text:list-item>
        <text:list-item>
          <text:p text:style-name="P15">Что такое двухфакторная аутентификация (Two-Factor Authentication) и как ее <text:soft-page-break/>настроить в WordPress?</text:p>
        </text:list-item>
        <text:list-item>
          <text:p text:style-name="P15">Какие инструменты мониторинга безопасности доступны для WordPress?</text:p>
        </text:list-item>
        <text:list-item>
          <text:p text:style-name="P7">Как восстановить сайт WordPress после взлома или атаки?</text:p>
        </text:list-item>
      </text:list>
      <text:h text:style-name="Heading_20_3" text:outline-level="3">Производительность:</text:h>
      <text:list xml:id="list7677911942494641726" text:style-name="L7">
        <text:list-item>
          <text:p text:style-name="P16">Как улучшить скорость загрузки страницы на сайте WordPress?</text:p>
        </text:list-item>
        <text:list-item>
          <text:p text:style-name="P16">Как настроить кэширование страниц в WordPress?</text:p>
        </text:list-item>
        <text:list-item>
          <text:p text:style-name="P16">Как оптимизировать изображения для улучшения производительности сайта WordPress?</text:p>
        </text:list-item>
        <text:list-item>
          <text:p text:style-name="P16">Как использовать CDN (Content Delivery Network) для улучшения производительности WordPress?</text:p>
        </text:list-item>
        <text:list-item>
          <text:p text:style-name="P8">Какие инструменты мониторинга производительности сайта доступны для WordPress?</text:p>
        </text:list-item>
      </text:list>
      <text:h text:style-name="Heading_20_3" text:outline-level="3">Разработка для WordPress:</text:h>
      <text:list xml:id="list2797249748849644630" text:style-name="L8">
        <text:list-item>
          <text:p text:style-name="P17">Как создать собственный шаблон страницы в WordPress?</text:p>
        </text:list-item>
        <text:list-item>
          <text:p text:style-name="P17">Что такое хуки (Hooks) и фильтры (Filters) в WordPress, и как их использовать?</text:p>
        </text:list-item>
        <text:list-item>
          <text:p text:style-name="P17">Как создать пользовательский плагин для WordPress?</text:p>
        </text:list-item>
        <text:list-item>
          <text:p text:style-name="P17">Как использовать REST API WordPress для взаимодействия с внешними приложениями?</text:p>
        </text:list-item>
        <text:list-item>
          <text:p text:style-name="P9">Как разработать тему WordPress, которая будет адаптивной и совместимой с мобильными устройствами?</text:p>
        </text:list-item>
      </text:list>
      <text:p text:style-name="Text_20_body">Этот список вопросов покрывает различные аспекты использования WordPress и поможет проверить знания и умения в различных областя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4-05-01T21:17:05.86</dc:date>
    <meta:document-statistic meta:table-count="0" meta:image-count="0" meta:object-count="0" meta:page-count="2" meta:paragraph-count="53" meta:word-count="438" meta:character-count="3044"/>
    <dc:creator>Dima Wide</dc:creator>
    <meta:user-defined meta:name="Info 1"/>
    <meta:user-defined meta:name="Info 2"/>
    <meta:user-defined meta:name="Info 3"/>
    <meta:user-defined meta:name="Info 4"/>
  </office:meta>
</office:document-meta>
</file>